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BM Plex Sans" svg:font-family="'IBM Plex San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dm sans" svg:font-family="'dm sans', sans-serif"/>
  </office:font-face-decls>
  <office:automatic-styles>
    <style:style style:name="P1" style:family="paragraph" style:parent-style-name="Heading_20_1">
      <style:paragraph-properties fo:text-align="center" style:justify-single-word="false"/>
      <style:text-properties style:font-name="IBM Plex Sans" fo:font-size="13.1999998092651pt" fo:language="es" fo:country="ES" fo:font-weight="bold" officeooo:rsid="0028940b" officeooo:paragraph-rsid="0028940b"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21db14" officeooo:paragraph-rsid="0021db14"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normal" officeooo:rsid="001f0655" officeooo:paragraph-rsid="001f0655"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21db14" officeooo:paragraph-rsid="0021db14"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language="es" fo:country="ES" fo:font-weight="normal" officeooo:rsid="001f0655" officeooo:paragraph-rsid="001f0655"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language="es" fo:country="ES" fo:font-weight="normal" officeooo:rsid="002003f1" officeooo:paragraph-rsid="002003f1"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14pt" fo:language="es" fo:country="ES" fo:font-weight="normal" officeooo:rsid="001e5a04" officeooo:paragraph-rsid="001f0655"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4pt" fo:language="es" fo:country="ES" fo:font-weight="normal" officeooo:rsid="001e5a04" officeooo:paragraph-rsid="001e5a04"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language="es" fo:country="ES" fo:font-weight="normal" officeooo:rsid="001e5a04" officeooo:paragraph-rsid="001f0655"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language="es" fo:country="ES" fo:font-weight="normal" officeooo:rsid="001e5a04" officeooo:paragraph-rsid="001e5a04"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language="es" fo:country="ES" fo:font-weight="normal" officeooo:rsid="0021db14" officeooo:paragraph-rsid="0021db14"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language="es" fo:country="ES" fo:font-weight="normal" officeooo:rsid="00267086" officeooo:paragraph-rsid="00267086"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language="es" fo:country="ES" fo:font-weight="normal" officeooo:rsid="0027c7e7" officeooo:paragraph-rsid="0027c7e7"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language="es" fo:country="ES" fo:font-weight="normal" officeooo:rsid="002890b3" officeooo:paragraph-rsid="002890b3"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language="es" fo:country="ES" fo:font-weight="normal" officeooo:rsid="0028940b" officeooo:paragraph-rsid="0028940b"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language="es" fo:country="ES" fo:font-weight="normal" officeooo:rsid="002a6040" officeooo:paragraph-rsid="002a6040"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language="es" fo:country="ES" fo:font-weight="normal" officeooo:rsid="002a6040" officeooo:paragraph-rsid="002c69fe"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language="es" fo:country="ES" fo:font-weight="normal" officeooo:rsid="002b52d1" officeooo:paragraph-rsid="002b52d1"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language="es" fo:country="ES" fo:font-weight="normal" officeooo:rsid="002b52d1" officeooo:paragraph-rsid="002c69fe"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language="es" fo:country="ES" fo:font-weight="normal" officeooo:rsid="002c69fe" officeooo:paragraph-rsid="002c69fe"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language="es" fo:country="ES" fo:font-weight="normal" officeooo:rsid="00304801" officeooo:paragraph-rsid="00304801"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language="es" fo:country="ES" fo:font-weight="normal" officeooo:rsid="002357e7" officeooo:paragraph-rsid="002357e7"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language="es" fo:country="ES" fo:font-weight="normal" officeooo:rsid="002491c7" officeooo:paragraph-rsid="002491c7"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font-size="14pt" fo:language="es" fo:country="ES" fo:font-weight="normal" officeooo:rsid="0030cf98" officeooo:paragraph-rsid="0030cf98"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language="es" fo:country="ES" fo:font-weight="normal" officeooo:rsid="00315afd" officeooo:paragraph-rsid="00315afd"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language="es" fo:country="ES" fo:font-weight="normal" officeooo:rsid="00354971" officeooo:paragraph-rsid="00354971"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fo:language="es" fo:country="ES" fo:font-weight="normal" officeooo:rsid="00356d90" officeooo:paragraph-rsid="00356d90"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4pt" fo:language="es" fo:country="ES" fo:font-weight="normal" officeooo:rsid="003669de" officeooo:paragraph-rsid="003669de"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font-size="14pt" fo:language="es" fo:country="ES" fo:font-weight="normal" officeooo:rsid="0037f9ad" officeooo:paragraph-rsid="0037f9ad"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size="14pt" fo:language="es" fo:country="ES" fo:font-weight="normal" officeooo:rsid="0038f466" officeooo:paragraph-rsid="0038f466"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fo:font-size="14pt" fo:language="es" fo:country="ES" fo:font-weight="normal" officeooo:rsid="00390030" officeooo:paragraph-rsid="00390030" style:font-size-asian="14pt" style:font-weight-asian="normal" style:font-size-complex="14pt" style:font-weight-complex="normal"/>
    </style:style>
    <style:style style:name="P32" style:family="paragraph" style:parent-style-name="Standard">
      <style:paragraph-properties fo:text-align="center" style:justify-single-word="false"/>
      <style:text-properties fo:font-size="14pt" fo:language="es" fo:country="ES" fo:font-weight="bold" officeooo:rsid="001e5a04" officeooo:paragraph-rsid="001e5a04" style:font-size-asian="14pt" style:font-weight-asian="bold" style:font-size-complex="14pt" style:font-weight-complex="bold"/>
    </style:style>
    <style:style style:name="P33" style:family="paragraph" style:parent-style-name="Standard">
      <style:paragraph-properties fo:text-align="center" style:justify-single-word="false"/>
      <style:text-properties fo:font-size="14pt" fo:language="es" fo:country="ES" fo:font-weight="bold" officeooo:rsid="001e5a04" officeooo:paragraph-rsid="00339855" style:font-size-asian="14pt" style:font-weight-asian="bold" style:font-size-complex="14pt" style:font-weight-complex="bold"/>
    </style:style>
    <style:style style:name="P34" style:family="paragraph" style:parent-style-name="Standard">
      <style:paragraph-properties fo:text-align="center" style:justify-single-word="false"/>
      <style:text-properties fo:font-size="14pt" fo:language="es" fo:country="ES" fo:font-weight="bold" officeooo:rsid="002003f1" officeooo:paragraph-rsid="002003f1" style:font-size-asian="14pt" style:font-weight-asian="bold" style:font-size-complex="14pt" style:font-weight-complex="bold"/>
    </style:style>
    <style:style style:name="P35" style:family="paragraph" style:parent-style-name="Standard">
      <style:paragraph-properties fo:text-align="center" style:justify-single-word="false"/>
      <style:text-properties fo:font-size="14pt" fo:language="es" fo:country="ES" fo:font-weight="bold" officeooo:rsid="001f0655" officeooo:paragraph-rsid="001f0655" style:font-size-asian="14pt" style:font-weight-asian="bold" style:font-size-complex="14pt" style:font-weight-complex="bold"/>
    </style:style>
    <style:style style:name="P36" style:family="paragraph" style:parent-style-name="Standard">
      <style:paragraph-properties fo:text-align="center" style:justify-single-word="false"/>
      <style:text-properties fo:font-size="14pt" fo:language="es" fo:country="ES" fo:font-weight="bold" officeooo:rsid="002357e7" officeooo:paragraph-rsid="002357e7" style:font-size-asian="14pt" style:font-weight-asian="bold" style:font-size-complex="14pt" style:font-weight-complex="bold"/>
    </style:style>
    <style:style style:name="P37" style:family="paragraph" style:parent-style-name="Standard">
      <style:paragraph-properties fo:text-align="start" style:justify-single-word="false"/>
      <style:text-properties fo:font-size="14pt" fo:language="es" fo:country="ES" fo:font-weight="bold" officeooo:rsid="002357e7" officeooo:paragraph-rsid="002357e7" style:font-size-asian="14pt" style:font-weight-asian="bold" style:font-size-complex="14pt" style:font-weight-complex="bold"/>
    </style:style>
    <style:style style:name="P38" style:family="paragraph" style:parent-style-name="Standard">
      <style:paragraph-properties fo:text-align="center" style:justify-single-word="false"/>
      <style:text-properties fo:font-size="14pt" fo:language="es" fo:country="ES" fo:font-weight="bold" officeooo:rsid="00267086" officeooo:paragraph-rsid="00267086" style:font-size-asian="14pt" style:font-weight-asian="bold" style:font-size-complex="14pt" style:font-weight-complex="bold"/>
    </style:style>
    <style:style style:name="P39" style:family="paragraph" style:parent-style-name="Standard">
      <style:paragraph-properties fo:text-align="center" style:justify-single-word="false"/>
      <style:text-properties fo:font-size="14pt" fo:language="es" fo:country="ES" fo:font-weight="bold" officeooo:rsid="0027c7e7" officeooo:paragraph-rsid="0027c7e7" style:font-size-asian="14pt" style:font-weight-asian="bold" style:font-size-complex="14pt" style:font-weight-complex="bold"/>
    </style:style>
    <style:style style:name="P40" style:family="paragraph" style:parent-style-name="Standard">
      <style:paragraph-properties fo:text-align="center" style:justify-single-word="false"/>
      <style:text-properties fo:font-size="14pt" fo:language="es" fo:country="ES" fo:font-weight="bold" officeooo:rsid="002890b3" officeooo:paragraph-rsid="002890b3"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size="14pt" fo:language="es" fo:country="ES" fo:font-weight="bold" officeooo:rsid="002a6040" officeooo:paragraph-rsid="002a6040" style:font-size-asian="14pt" style:font-weight-asian="bold" style:font-size-complex="14pt" style:font-weight-complex="bold"/>
    </style:style>
    <style:style style:name="P42" style:family="paragraph" style:parent-style-name="Standard">
      <style:paragraph-properties fo:text-align="center" style:justify-single-word="false"/>
      <style:text-properties fo:font-size="14pt" fo:language="es" fo:country="ES" fo:font-weight="bold" officeooo:rsid="002c69fe" officeooo:paragraph-rsid="002c69fe" style:font-size-asian="14pt" style:font-weight-asian="bold" style:font-size-complex="14pt" style:font-weight-complex="bold"/>
    </style:style>
    <style:style style:name="P43" style:family="paragraph" style:parent-style-name="Standard">
      <style:paragraph-properties fo:text-align="center" style:justify-single-word="false"/>
      <style:text-properties fo:font-size="14pt" fo:language="es" fo:country="ES" fo:font-weight="bold" officeooo:rsid="00304801" officeooo:paragraph-rsid="00304801"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4pt" fo:language="es" fo:country="ES" fo:font-weight="bold" officeooo:rsid="002491c7" officeooo:paragraph-rsid="002491c7" style:font-size-asian="14pt" style:font-weight-asian="bold" style:font-size-complex="14pt" style:font-weight-complex="bold"/>
    </style:style>
    <style:style style:name="P45" style:family="paragraph" style:parent-style-name="Standard">
      <style:paragraph-properties fo:text-align="center" style:justify-single-word="false"/>
      <style:text-properties fo:font-size="14pt" fo:language="es" fo:country="ES" fo:font-weight="bold" officeooo:rsid="0030cf98" officeooo:paragraph-rsid="0030cf98" style:font-size-asian="14pt" style:font-weight-asian="bold" style:font-size-complex="14pt" style:font-weight-complex="bold"/>
    </style:style>
    <style:style style:name="P46" style:family="paragraph" style:parent-style-name="Standard">
      <style:paragraph-properties fo:text-align="center" style:justify-single-word="false"/>
      <style:text-properties fo:font-size="14pt" fo:language="es" fo:country="ES" fo:font-weight="bold" officeooo:rsid="00354971" officeooo:paragraph-rsid="00354971" style:font-size-asian="14pt" style:font-weight-asian="bold" style:font-size-complex="14pt" style:font-weight-complex="bold"/>
    </style:style>
    <style:style style:name="P47" style:family="paragraph" style:parent-style-name="Standard">
      <style:paragraph-properties fo:text-align="center" style:justify-single-word="false"/>
      <style:text-properties fo:font-size="14pt" fo:language="es" fo:country="ES" fo:font-weight="bold" officeooo:rsid="00356d90" officeooo:paragraph-rsid="00356d90" style:font-size-asian="14pt" style:font-weight-asian="bold" style:font-size-complex="14pt" style:font-weight-complex="bold"/>
    </style:style>
    <style:style style:name="P48" style:family="paragraph" style:parent-style-name="Standard">
      <style:paragraph-properties fo:text-align="center" style:justify-single-word="false"/>
      <style:text-properties fo:font-size="14pt" fo:language="es" fo:country="ES" fo:font-weight="bold" officeooo:rsid="003669de" officeooo:paragraph-rsid="003669d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language="es" fo:country="ES" fo:font-weight="bold" officeooo:rsid="0037f9ad" officeooo:paragraph-rsid="0037f9ad" style:font-size-asian="14pt" style:font-weight-asian="bold" style:font-size-complex="14pt" style:font-weight-complex="bold"/>
    </style:style>
    <style:style style:name="P50" style:family="paragraph" style:parent-style-name="Standard">
      <style:paragraph-properties fo:text-align="center" style:justify-single-word="false"/>
      <style:text-properties fo:font-size="14pt" fo:language="es" fo:country="ES" fo:font-weight="bold" officeooo:rsid="0038f466" officeooo:paragraph-rsid="0038f466" style:font-size-asian="14pt" style:font-weight-asian="bold" style:font-size-complex="14pt" style:font-weight-complex="bold"/>
    </style:style>
    <style:style style:name="P51" style:family="paragraph" style:parent-style-name="Standard">
      <style:paragraph-properties fo:text-align="center" style:justify-single-word="false"/>
      <style:text-properties fo:font-size="14pt" fo:language="es" fo:country="ES" fo:font-weight="bold" officeooo:rsid="00390030" officeooo:paragraph-rsid="00390030" style:font-size-asian="14pt" style:font-weight-asian="bold" style:font-size-complex="14pt" style:font-weight-complex="bold"/>
    </style:style>
    <style:style style:name="P52" style:family="paragraph" style:parent-style-name="Standard">
      <style:paragraph-properties fo:text-align="start" style:justify-single-word="false"/>
      <style:text-properties fo:font-size="14pt" fo:language="es" fo:country="AR" fo:font-weight="normal" officeooo:rsid="002003f1" officeooo:paragraph-rsid="002003f1"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fo:font-size="14pt" fo:language="es" fo:country="AR" fo:font-weight="normal" officeooo:rsid="0027c7e7" officeooo:paragraph-rsid="0027c7e7"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fo:font-size="14pt" fo:language="es" fo:country="AR" fo:font-weight="normal" officeooo:rsid="002c69fe" officeooo:paragraph-rsid="002c69fe"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fo:font-size="14pt" fo:language="es" fo:country="AR" fo:font-weight="normal" officeooo:rsid="002d4bbc" officeooo:paragraph-rsid="002d4bbc"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font-size="14pt" fo:language="es" fo:country="AR" fo:font-weight="normal" officeooo:rsid="002eb93d" officeooo:paragraph-rsid="002eb93d"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font-size="14pt" fo:language="es" fo:country="AR" fo:font-weight="normal" officeooo:rsid="00304801" officeooo:paragraph-rsid="00304801" style:font-size-asian="14pt" style:font-weight-asian="normal" style:font-size-complex="14pt" style:font-weight-complex="normal"/>
    </style:style>
    <style:style style:name="P58" style:family="paragraph" style:parent-style-name="Standard">
      <style:paragraph-properties fo:text-align="center" style:justify-single-word="false"/>
      <style:text-properties fo:font-size="14pt" fo:language="es" fo:country="AR" fo:font-weight="bold" officeooo:rsid="002d4bbc" officeooo:paragraph-rsid="002d4bbc" style:font-size-asian="14pt" style:font-weight-asian="bold" style:font-size-complex="14pt" style:font-weight-complex="bold"/>
    </style:style>
    <style:style style:name="P59" style:family="paragraph" style:parent-style-name="Standard">
      <style:paragraph-properties fo:text-align="center" style:justify-single-word="false"/>
      <style:text-properties fo:font-size="14pt" fo:language="es" fo:country="AR" fo:font-weight="bold" officeooo:rsid="002eb93d" officeooo:paragraph-rsid="002eb93d" style:font-size-asian="14pt" style:font-weight-asian="bold" style:font-size-complex="14pt" style:font-weight-complex="bold"/>
    </style:style>
    <style:style style:name="P60" style:family="paragraph" style:parent-style-name="Text_20_body">
      <style:paragraph-properties fo:margin-top="0cm" fo:margin-bottom="0cm" style:contextual-spacing="false"/>
    </style:style>
    <style:style style:name="P61" style:family="paragraph" style:parent-style-name="Standard">
      <style:paragraph-properties fo:text-align="start" style:justify-single-word="false"/>
      <style:text-properties fo:font-size="14pt" fo:language="es" fo:country="ES" fo:font-weight="bold" officeooo:rsid="00339855" officeooo:paragraph-rsid="00339855" style:font-size-asian="14pt" style:font-weight-asian="bold" style:font-size-complex="14pt" style:font-weight-complex="bold"/>
    </style:style>
    <style:style style:name="P62" style:family="paragraph" style:parent-style-name="Standard">
      <style:paragraph-properties fo:text-align="center" style:justify-single-word="false"/>
      <style:text-properties fo:font-size="14pt" fo:language="es" fo:country="ES" fo:font-weight="bold" officeooo:rsid="001e5a04" officeooo:paragraph-rsid="00339855" style:font-size-asian="14pt" style:font-weight-asian="bold" style:font-size-complex="14pt" style:font-weight-complex="bold"/>
    </style:style>
    <style:style style:name="P63" style:family="paragraph" style:parent-style-name="Standard">
      <style:paragraph-properties fo:text-align="center" style:justify-single-word="false"/>
      <style:text-properties fo:font-size="14pt" fo:language="es" fo:country="ES" fo:font-weight="bold" officeooo:rsid="003a098d" officeooo:paragraph-rsid="003a098d" style:font-size-asian="14pt" style:font-weight-asian="bold" style:font-size-complex="14pt" style:font-weight-complex="bold"/>
    </style:style>
    <style:style style:name="P64" style:family="paragraph" style:parent-style-name="Standard">
      <style:paragraph-properties fo:text-align="center" style:justify-single-word="false" fo:break-before="page"/>
      <style:text-properties fo:font-size="14pt" fo:language="es" fo:country="ES" fo:font-weight="bold" officeooo:rsid="0040f768" officeooo:paragraph-rsid="0040f768" style:font-size-asian="14pt" style:font-weight-asian="bold" style:font-size-complex="14pt" style:font-weight-complex="bold"/>
    </style:style>
    <style:style style:name="P65" style:family="paragraph" style:parent-style-name="Standard">
      <style:paragraph-properties fo:text-align="start" style:justify-single-word="false"/>
      <style:text-properties fo:font-size="14pt" fo:language="es" fo:country="ES" fo:font-weight="normal" officeooo:rsid="00390030" officeooo:paragraph-rsid="00390030"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font-size="14pt" fo:language="es" fo:country="ES" fo:font-weight="normal" officeooo:rsid="003a098d" officeooo:paragraph-rsid="003a098d"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font-size="14pt" fo:language="es" fo:country="ES" fo:font-weight="normal" officeooo:rsid="0040f768" officeooo:paragraph-rsid="0040f768"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color="#000000" loext:opacity="100%" style:font-name="Liberation Serif" fo:font-size="14pt" fo:language="es" fo:country="ES" fo:font-weight="normal" officeooo:rsid="00390030" officeooo:paragraph-rsid="00390030"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fo:color="#000000" loext:opacity="100%" style:font-name="Liberation Serif" fo:font-size="14pt" fo:language="es" fo:country="ES" fo:font-weight="normal" officeooo:rsid="003a098d" officeooo:paragraph-rsid="003a098d"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000000" loext:opacity="100%" style:font-name="Liberation Serif" fo:font-size="14pt" fo:language="es" fo:country="ES" fo:font-weight="normal" officeooo:rsid="003c0494" officeooo:paragraph-rsid="003c0494"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color="#000000" loext:opacity="100%" style:font-name="Liberation Serif" fo:font-size="14pt" fo:language="es" fo:country="ES" fo:font-weight="normal" officeooo:rsid="003d46f8" officeooo:paragraph-rsid="003d46f8"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fo:color="#000000" loext:opacity="100%" style:font-name="Liberation Serif" fo:font-size="14pt" fo:language="es" fo:country="ES" fo:font-weight="bold" officeooo:rsid="003a098d" officeooo:paragraph-rsid="003a098d" style:font-size-asian="14pt" style:font-weight-asian="bold" style:font-size-complex="14pt" style:font-weight-complex="bold"/>
    </style:style>
    <style:style style:name="P73" style:family="paragraph" style:parent-style-name="Standard">
      <style:paragraph-properties fo:text-align="center" style:justify-single-word="false"/>
      <style:text-properties fo:color="#000000" loext:opacity="100%" style:font-name="Liberation Serif" fo:font-size="14pt" fo:language="es" fo:country="ES" fo:font-weight="bold" officeooo:rsid="003d46f8" officeooo:paragraph-rsid="003d46f8" style:font-size-asian="14pt" style:font-weight-asian="bold" style:font-size-complex="14pt" style:font-weight-complex="bold"/>
    </style:style>
    <style:style style:name="P74" style:family="paragraph" style:parent-style-name="Standard">
      <style:paragraph-properties fo:text-align="justify" style:justify-single-word="false"/>
      <style:text-properties fo:color="#000000" loext:opacity="100%" style:font-name="Liberation Serif" fo:font-size="14pt" fo:language="es" fo:country="ES" style:text-underline-style="none" fo:font-weight="normal" officeooo:rsid="003c0494" officeooo:paragraph-rsid="003c0494" style:font-size-asian="14pt" style:font-weight-asian="normal" style:font-size-complex="14pt" style:font-weight-complex="normal"/>
    </style:style>
    <style:style style:name="P75" style:family="paragraph" style:parent-style-name="Text_20_body">
      <style:paragraph-properties fo:text-align="justify" style:justify-single-word="false"/>
      <style:text-properties fo:font-variant="normal" fo:text-transform="none" fo:color="#000000" loext:opacity="100%" style:font-name="Liberation Serif" fo:font-size="14pt" fo:letter-spacing="normal" fo:language="es" fo:country="ES" fo:font-style="normal" fo:font-weight="normal" officeooo:rsid="003a098d" officeooo:paragraph-rsid="003a098d" style:font-size-asian="14pt" style:font-weight-asian="normal" style:font-size-complex="14pt" style:font-weight-complex="normal"/>
    </style:style>
    <style:style style:name="P76" style:family="paragraph" style:parent-style-name="Text_20_body">
      <style:paragraph-properties fo:margin-left="0cm" fo:margin-right="0cm" fo:margin-top="0cm" fo:margin-bottom="0.635cm" style:contextual-spacing="false" fo:text-align="justify" style:justify-single-word="false" fo:orphans="2" fo:widows="2" fo:text-indent="0cm" style:auto-text-indent="false"/>
      <style:text-properties fo:font-variant="normal" fo:text-transform="none" fo:color="#000000" loext:opacity="100%" style:font-name="Liberation Serif" fo:font-size="14pt" fo:letter-spacing="normal" fo:font-style="normal" fo:font-weight="normal" style:font-size-asian="14pt" style:font-size-complex="14pt"/>
    </style:style>
    <style:style style:name="P77" style:family="paragraph" style:parent-style-name="Text_20_body">
      <style:paragraph-properties fo:margin-left="0cm" fo:margin-right="0cm" fo:margin-top="0cm" fo:margin-bottom="0.635cm" style:contextual-spacing="false" fo:text-align="justify" style:justify-single-word="false" fo:orphans="2" fo:widows="2" fo:text-indent="0cm" style:auto-text-indent="false"/>
    </style:style>
    <style:style style:name="T1" style:family="text">
      <style:text-properties fo:language="es" fo:country="AR"/>
    </style:style>
    <style:style style:name="T2" style:family="text">
      <style:text-properties fo:font-weight="bold" style:font-weight-asian="bold" style:font-weight-complex="bold"/>
    </style:style>
    <style:style style:name="T3" style:family="text">
      <style:text-properties fo:language="es" fo:country="ES"/>
    </style:style>
    <style:style style:name="T4" style:family="text">
      <style:text-properties fo:font-weight="normal" style:font-weight-asian="normal" style:font-weight-complex="normal"/>
    </style:style>
    <style:style style:name="T5" style:family="text">
      <style:text-properties officeooo:rsid="002b52d1"/>
    </style:style>
    <style:style style:name="T6" style:family="text">
      <style:text-properties officeooo:rsid="0032d856"/>
    </style:style>
    <style:style style:name="T7" style:family="text">
      <style:text-properties fo:font-variant="normal" fo:text-transform="none" fo:color="#000000" loext:opacity="100%" style:font-name="Liberation Serif" fo:letter-spacing="normal"/>
    </style:style>
    <style:style style:name="T8" style:family="text">
      <style:text-properties fo:font-variant="normal" fo:text-transform="none" fo:color="#000000" loext:opacity="100%" style:font-name="Liberation Serif" fo:letter-spacing="normal" fo:font-style="normal"/>
    </style:style>
    <style:style style:name="T9" style:family="text">
      <style:text-properties fo:font-variant="normal" fo:text-transform="none" fo:color="#000000" loext:opacity="100%" style:font-name="Liberation Serif" fo:letter-spacing="normal" fo:font-style="normal" fo:font-weight="normal"/>
    </style:style>
    <style:style style:name="T10"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11" style:family="text">
      <style:text-properties fo:font-variant="normal" fo:text-transform="none" fo:color="#000000" loext:opacity="100%" style:font-name="Liberation Serif" fo:font-size="14pt" fo:letter-spacing="normal" fo:font-style="normal" fo:font-weight="bold" style:font-size-asian="14pt" style:font-size-complex="14pt"/>
    </style:style>
    <style:style style:name="T12" style:family="text">
      <style:text-properties fo:font-variant="normal" fo:text-transform="none" fo:color="#000000" loext:opacity="100%" style:font-name="Liberation Serif" fo:font-size="14pt" fo:letter-spacing="normal" fo:language="es" fo:country="ES" fo:font-style="normal" fo:font-weight="normal" style:font-size-asian="14pt" style:font-size-complex="14pt"/>
    </style:style>
    <style:style style:name="T13" style:family="text">
      <style:text-properties fo:font-variant="normal" fo:text-transform="none" fo:letter-spacing="normal"/>
    </style:style>
    <style:style style:name="T14" style:family="text">
      <style:text-properties fo:font-variant="normal" fo:text-transform="none" fo:letter-spacing="normal" fo:font-style="normal"/>
    </style:style>
    <style:style style:name="T15" style:family="text">
      <style:text-properties fo:font-variant="normal" fo:text-transform="none" fo:letter-spacing="normal" fo:font-style="normal" fo:font-weight="normal"/>
    </style:style>
    <style:style style:name="T16" style:family="text">
      <style:text-properties fo:color="#000000" loext:opacity="100%"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JAVASCRIPT</text:p>
      <text:p text:style-name="P33"/>
      <text:p text:style-name="P61">Es un lenguaje orientado a objetos pero basado en prototipos. Sin clases.</text:p>
      <text:p text:style-name="P32"/>
      <text:p text:style-name="P32"/>
      <text:p text:style-name="P7"><text:span text:style-name="T2">Definicion arreglos:</text:span> </text:p>
      <text:p text:style-name="P9">let numeros = [2,3,4,5,6]</text:p>
      <text:p text:style-name="P10"/>
      <text:p text:style-name="P8"><text:span text:style-name="T2">Recorrer arreglo forma visual:</text:span> </text:p>
      <text:p text:style-name="P10">arreglo.forEach(function(elemento,indice){console.log(elemento,indice);})</text:p>
      <text:p text:style-name="P10"/>
      <text:p text:style-name="P10"/>
      <text:p text:style-name="P35">Modificar arreglos con map;</text:p>
      <text:p text:style-name="P5">let numeros = [2,3,4,5,6]</text:p>
      <text:p text:style-name="P5">let cuadrados = numeros.map(function(numero){</text:p>
      <text:p text:style-name="P5"><text:s text:c="3"/>return numero*numero;</text:p>
      <text:p text:style-name="P5">});</text:p>
      <text:p text:style-name="P5"/>
      <text:p text:style-name="P5">Cuando necesitamos transformar todos los elementos en un nuevo arreglo utilizamos map.</text:p>
      <text:p text:style-name="P5"/>
      <text:p text:style-name="P34">Filtrar elementos con filter</text:p>
      <text:p text:style-name="P6">let numeros = [1,2,3,4,5,6,7,8]</text:p>
      <text:p text:style-name="P6">let nuevoArreglo = numeros.filter(function(numero){</text:p>
      <text:p text:style-name="P6"><text:s text:c="3"/>return numero%2 == = 0;</text:p>
      <text:p text:style-name="P6">});</text:p>
      <text:p text:style-name="P6"/>
      <text:p text:style-name="P6">console.log(<text:span text:style-name="T1">nuevoArreglo)</text:span></text:p>
      <text:p text:style-name="P6"/>
      <text:p text:style-name="P52">en este caso filtro el arreglo original y establezco la condición que filtre por numeros pares. Devuelve un nuevo arreglo con todos los números pares.</text:p>
      <text:p text:style-name="P3"/>
      <text:p text:style-name="P2">Reducir arreglo a un solo elemento con REDUCE</text:p>
      <text:p text:style-name="P4">let numeros = [1,2,3,4,5]</text:p>
      <text:p text:style-name="P4"/>
      <text:p text:style-name="P4">let suma = numeros.reduce(function(acc, numero)<text:span text:style-name="T3">{</text:span></text:p>
      <text:p text:style-name="P11"><text:s text:c="3"/>return acc+numero;</text:p>
      <text:p text:style-name="P11">},0)</text:p>
      <text:p text:style-name="P11"/>
      <text:p text:style-name="P36">Buscar elementos con un arreglo</text:p>
      <text:p text:style-name="P36"/>
      <text:p text:style-name="P22">let arreglo = [“ruby”, “C#”, “Python”, “Java”]</text:p>
      <text:p text:style-name="P37"/>
      <text:p text:style-name="P22">console.log(arreglo.indexOf(“ruby”));</text:p>
      <text:p text:style-name="P37"><text:soft-page-break/></text:p>
      <text:p text:style-name="P22">devuelve el indice donde se encuentra el elemento. Caso contrario devuelve -1</text:p>
      <text:p text:style-name="P37"/>
      <text:p text:style-name="P37"><text:span text:style-name="T4">Luego el metodo “</text:span>includes<text:span text:style-name="T4">” retorna true o false si el elemento se encuentra en el arreglo o no.</text:span></text:p>
      <text:p text:style-name="P22">console.log(arreglo.includes(“ruby”)); </text:p>
      <text:p text:style-name="P37"/>
      <text:p text:style-name="P37"><text:span text:style-name="T4">Por otro lado con el metodo “</text:span>find<text:span text:style-name="T4">” sabremos si el elemento se encuentra en el arreglo y devuelve el elemento en sí</text:span></text:p>
      <text:p text:style-name="P22">let respuesta = arreglo.find(function(elemento,posicion,arreglo){</text:p>
      <text:p text:style-name="P22"><text:s text:c="3"/>return elemento == = “ruby”;</text:p>
      <text:p text:style-name="P22">});</text:p>
      <text:p text:style-name="P37"/>
      <text:p text:style-name="P22">console.log(respuesta)</text:p>
      <text:p text:style-name="P37"/>
      <text:p text:style-name="P23">find → funcion prueba devuelve elemento encontrado</text:p>
      <text:p text:style-name="P23">findIndex → funcion prueba devuelve posicion</text:p>
      <text:p text:style-name="P23">some →funcion prueba devuelve true o false</text:p>
      <text:p text:style-name="P44"/>
      <text:p text:style-name="P38">Spread y rest sintax</text:p>
      <text:p text:style-name="P39">spread sintax(...)</text:p>
      <text:p text:style-name="P12">desarma un objeto iterable como ser un vector, un string</text:p>
      <text:p text:style-name="P12"/>
      <text:p text:style-name="P12">ejemplo: </text:p>
      <text:p text:style-name="P12">let arreglo = [1,2,3];</text:p>
      <text:p text:style-name="P12">let nombre = “Pablo”;</text:p>
      <text:p text:style-name="P12"/>
      <text:p text:style-name="P12">console.log(nombre); // imprime una sola cadena</text:p>
      <text:p text:style-name="P12">console.log(...nombre); // console.log(“p”,”a”,”b”,”l”,”o”) aca imprime cada elemento.</text:p>
      <text:p text:style-name="P12"/>
      <text:p text:style-name="P39">Rest parameters</text:p>
      <text:p text:style-name="P13">function promedio(<text:span text:style-name="T1">nombre, ...calificaciones){</text:span></text:p>
      <text:p text:style-name="P53"><text:s text:c="3"/>console.log(nombre, calificaciones)</text:p>
      <text:p text:style-name="P53">});</text:p>
      <text:p text:style-name="P53"/>
      <text:p text:style-name="P53">promedio(“Pablo”, 1,2,6,8,10,9)</text:p>
      <text:p text:style-name="P53"/>
      <text:p text:style-name="P40">Declarar objeto JSON</text:p>
      <text:p text:style-name="P14">//Javascript object notation</text:p>
      <text:p text:style-name="P14"/>
      <text:p text:style-name="P14">let curso = {</text:p>
      <text:p text:style-name="P14"><text:s text:c="3"/>titulo : “curso profesional de JS”,</text:p>
      <text:p text:style-name="P14"><text:s text:c="3"/>formato : “video”,</text:p>
      <text:p text:style-name="P14"><text:s text:c="3"/>bloques : [“Introduccion”, “Funciones”]</text:p>
      <text:p text:style-name="P14"><text:soft-page-break/><text:s text:c="3"/>inscribir: function(){</text:p>
      <text:p text:style-name="P14"><text:s text:c="6"/>console.log(“Inscrito”);</text:p>
      <text:p text:style-name="P14">}</text:p>
      <text:p text:style-name="P14"/>
      <text:p text:style-name="P15">Cambiar valores a json: </text:p>
      <text:p text:style-name="P15">curso.titulo = “curso de ruby”</text:p>
      <text:p text:style-name="P15">curso[“inscribir”] = function() { console.log (“Inscribir V2”);}</text:p>
      <text:p text:style-name="P15"/>
      <text:p text:style-name="P15">console.log(curso.titulo);</text:p>
      <text:p text:style-name="P15"/>
      <text:p text:style-name="P15">curso.inscribir();</text:p>
      <text:p text:style-name="P15"/>
      <text:h text:style-name="P1" text:outline-level="1">Shorthand syntax</text:h>
      <text:p text:style-name="P60"/>
      <text:p text:style-name="P16">-- let nombre = “Pablo”;</text:p>
      <text:p text:style-name="P16">let usuario = {</text:p>
      <text:p text:style-name="P16"><text:s text:c="3"/>nombre,</text:p>
      <text:p text:style-name="P16"><text:s text:c="3"/>saludar: function(){console.log (“Hola”)}</text:p>
      <text:p text:style-name="P16">};</text:p>
      <text:p text:style-name="P16"/>
      <text:p text:style-name="P16">console.log(usuario.nombre);</text:p>
      <text:p text:style-name="P16">usuario.saludar();</text:p>
      <text:p text:style-name="P16"/>
      <text:p text:style-name="P41">Duplicar o combinar objetos</text:p>
      <text:p text:style-name="P16">- <text:span text:style-name="T5">let user = {</text:span></text:p>
      <text:p text:style-name="P16"><text:s text:c="5"/><text:span text:style-name="T5">edad: 20,</text:span></text:p>
      <text:p text:style-name="P16"><text:s text:c="5"/><text:span text:style-name="T5">nombre= “Pablo”</text:span></text:p>
      <text:p text:style-name="P18">}</text:p>
      <text:p text:style-name="P18"/>
      <text:p text:style-name="P18">let esquemaPermisos = {nivel:2}</text:p>
      <text:p text:style-name="P18"/>
      <text:p text:style-name="P18">let admin = {...user, esquemaPermisos: true};</text:p>
      <text:p text:style-name="P18"/>
      <text:p text:style-name="P18">console.log(copia);</text:p>
      <text:p text:style-name="P18"/>
      <text:p text:style-name="P42">Object assign</text:p>
      <text:p text:style-name="P17">- <text:span text:style-name="T5">let user = {</text:span></text:p>
      <text:p text:style-name="P17"><text:s text:c="5"/><text:span text:style-name="T5">edad: 20,</text:span></text:p>
      <text:p text:style-name="P17"><text:s text:c="5"/><text:span text:style-name="T5">nombre= “Pablo”</text:span></text:p>
      <text:p text:style-name="P19">}</text:p>
      <text:p text:style-name="P19"/>
      <text:p text:style-name="P19">let esquemaPermisos = {nivel:2}</text:p>
      <text:p text:style-name="P19"/>
      <text:p text:style-name="P20"><text:soft-page-break/>let copia = Object.assign({}, user);</text:p>
      <text:p text:style-name="P20"/>
      <text:p text:style-name="P54">console.log(copia);</text:p>
      <text:p text:style-name="P54"/>
      <text:p text:style-name="P58">Destructuring assignment</text:p>
      <text:p text:style-name="P55">let calificaciones = [10,9,8]</text:p>
      <text:p text:style-name="P55"/>
      <text:p text:style-name="P55">function obtenerCalficaciones (){</text:p>
      <text:p text:style-name="P55"><text:s text:c="3"/>return [10,9,8]</text:p>
      <text:p text:style-name="P55">}</text:p>
      <text:p text:style-name="P55"/>
      <text:p text:style-name="P55">let [ matematicas, ...otrasCalificaciones ] = obtenerCalificaciones();</text:p>
      <text:p text:style-name="P55"/>
      <text:p text:style-name="P55">console.log(matematicas);</text:p>
      <text:p text:style-name="P55"/>
      <text:p text:style-name="P59">Funciones constructoras</text:p>
      <text:p text:style-name="P56">function Course(title){</text:p>
      <text:p text:style-name="P56"><text:s text:c="3"/>this.title = title;</text:p>
      <text:p text:style-name="P56"><text:s text:c="3"/>this.inscribir = function(){}</text:p>
      <text:p text:style-name="P56">}</text:p>
      <text:p text:style-name="P56"/>
      <text:p text:style-name="P56">let objeto = new Course(“curso de Js”);</text:p>
      <text:p text:style-name="P56">let js = new Course(“curso de JavaScript”);</text:p>
      <text:p text:style-name="P56"/>
      <text:p text:style-name="P56">console.log(objeto);</text:p>
      <text:p text:style-name="P56">console.log(js);</text:p>
      <text:p text:style-name="P56"/>
      <text:p text:style-name="P43">Arrow functions</text:p>
      <text:p text:style-name="P21">let demo = ()<text:span text:style-name="T1">=&gt; console.log(“Hello World”);</text:span></text:p>
      <text:p text:style-name="P57">let suma = (<text:span text:style-name="T3">a,b</text:span>)=&gt;<text:span text:style-name="T3">a+b;</text:span></text:p>
      <text:p text:style-name="P57"/>
      <text:p text:style-name="P21">console.log(suma(2,3)); las funciones sin llaves retornan automaticamente el valor sin necesidad de tener return.</text:p>
      <text:p text:style-name="P21"/>
      <text:p text:style-name="P24"/>
      <text:p text:style-name="P45">Bind, call, apply <text:span text:style-name="T6">(REPASAR)</text:span></text:p>
      <text:p text:style-name="P45"/>
      <text:p text:style-name="P25">function Estudiante(){</text:p>
      <text:p text:style-name="P25"><text:s text:c="3"/>this.nombre = “Pablo”;</text:p>
      <text:p text:style-name="P25"><text:s text:c="3"/>this.saludar = function() { console.log(this) }</text:p>
      <text:p text:style-name="P25"/>
      <text:p text:style-name="P25"><text:s text:c="3"/>this.saludar = this.saludar.bind(this);</text:p>
      <text:p text:style-name="P25">}</text:p>
      <text:p text:style-name="P25"/>
      <text:p text:style-name="P25">let e = new Estudiante();</text:p>
      <text:p text:style-name="P25"><text:soft-page-break/>let f = e.saludar;</text:p>
      <text:p text:style-name="P25"/>
      <text:p text:style-name="P25">e.saludar();</text:p>
      <text:p text:style-name="P25">f();</text:p>
      <text:p text:style-name="P25"/>
      <text:p text:style-name="P25">setTimeout(e.saludar,100);</text:p>
      <text:p text:style-name="P25">/*</text:p>
      <text:p text:style-name="P25"><text:s text:c="3"/>Inmediata: call y apply</text:p>
      <text:p text:style-name="P25"><text:s text:c="3"/>Lazy: bind</text:p>
      <text:p text:style-name="P25">*/</text:p>
      <text:p text:style-name="P25"/>
      <text:p text:style-name="P46">Definición de clases</text:p>
      <text:p text:style-name="P46"/>
      <text:p text:style-name="P26">class Curso{</text:p>
      <text:p text:style-name="P26"><text:s text:c="3"/>constructor(titulo){</text:p>
      <text:p text:style-name="P26"><text:s text:c="6"/>this.titulo = titulo;</text:p>
      <text:p text:style-name="P26"><text:s text:c="3"/>}</text:p>
      <text:p text:style-name="P26"><text:s text:c="3"/></text:p>
      <text:p text:style-name="P26"><text:s text:c="3"/>inscribir(){</text:p>
      <text:p text:style-name="P26"><text:s text:c="6"/>console.log(“inscrito”);</text:p>
      <text:p text:style-name="P26"><text:s text:c="3"/>}</text:p>
      <text:p text:style-name="P26">}</text:p>
      <text:p text:style-name="P26"/>
      <text:p text:style-name="P26">let javaScript = new Curso(“Curso profesional de JavaScript”);</text:p>
      <text:p text:style-name="P26"/>
      <text:p text:style-name="P26">console.log(javaScript.titulo);</text:p>
      <text:p text:style-name="P26">javaScript.inscribir(); </text:p>
      <text:p text:style-name="P26"/>
      <text:p text:style-name="P47">Definir métodos y propiedades</text:p>
      <text:p text:style-name="P27"/>
      <text:p text:style-name="P27">class Curso{</text:p>
      <text:p text:style-name="P27"><text:s text:c="3"/>title = “hola”</text:p>
      <text:p text:style-name="P27"/>
      <text:p text:style-name="P27"><text:s text:c="3"/>inscribir = (nombre)=&gt;this.nombre = nombre;</text:p>
      <text:p text:style-name="P27">}</text:p>
      <text:p text:style-name="P27"/>
      <text:p text:style-name="P27">let c = new Curso();</text:p>
      <text:p text:style-name="P27">c.inscribir(“Pablo”);</text:p>
      <text:p text:style-name="P27"/>
      <text:p text:style-name="P27">console.log(c.nombre);</text:p>
      <text:p text:style-name="P27"/>
      <text:p text:style-name="P48">Alcance de propiedades</text:p>
      <text:p text:style-name="P28"/>
      <text:p text:style-name="P28"><text:soft-page-break/>Por defecto en JavaScript las propiedades y métodos son públicos pero se está introduciendo la modificación con el uso de # delante de las propiedades y métodos para hacerlas privadas.</text:p>
      <text:p text:style-name="P28"/>
      <text:p text:style-name="P28">- class Curso{</text:p>
      <text:p text:style-name="P28"><text:s text:c="5"/>#title = “JavaScript”;</text:p>
      <text:p text:style-name="P28"><text:s text:c="5"/>constructor(){</text:p>
      <text:p text:style-name="P28"><text:s text:c="8"/>this.#bienvenida();</text:p>
      <text:p text:style-name="P28"><text:s text:c="5"/>}</text:p>
      <text:p text:style-name="P28"><text:s text:c="5"/>#bienvenida(){</text:p>
      <text:p text:style-name="P28"><text:s text:c="8"/>console.log(“Bienvenido al curso de: “ + this.#title);</text:p>
      <text:p text:style-name="P28"><text:s text:c="5"/>}</text:p>
      <text:p text:style-name="P28">}</text:p>
      <text:p text:style-name="P28"/>
      <text:p text:style-name="P28">let javaScript = new Curso();</text:p>
      <text:p text:style-name="P28"/>
      <text:p text:style-name="P28">// javaScript.#bienvenida();</text:p>
      <text:p text:style-name="P28"/>
      <text:p text:style-name="P49">Constructores</text:p>
      <text:p text:style-name="P49"/>
      <text:p text:style-name="P29">En javaScript una clase no puede tener más de un constructor. Si tiene más de uno arrojará error. El método se ejecuta de manera automática al crear un objeto de la clase</text:p>
      <text:p text:style-name="P29"/>
      <text:p text:style-name="P29">class Curso(){</text:p>
      <text:p text:style-name="P29"><text:s text:c="3"/>constructor(titulo,color=”yellow”){</text:p>
      <text:p text:style-name="P29"><text:s text:c="6"/>this.titulo = ”titulo”;</text:p>
      <text:p text:style-name="P29"><text:s text:c="6"/>this.color = color;</text:p>
      <text:p text:style-name="P29"><text:s text:c="6"/>console.log(arguments);</text:p>
      <text:p text:style-name="P29"><text:s text:c="3"/>}</text:p>
      <text:p text:style-name="P29">}</text:p>
      <text:p text:style-name="P29">new Curso(“Curso profesional de JavaScript”,1,2,3,4,5);</text:p>
      <text:p text:style-name="P29"/>
      <text:p text:style-name="P50">Herencia de clases</text:p>
      <text:p text:style-name="P30"/>
      <text:p text:style-name="P30">class Human{</text:p>
      <text:p text:style-name="P30"><text:s text:c="3"/>especie = “Humano”;</text:p>
      <text:p text:style-name="P30"><text:s text:c="3"/>respirar(){ console.log(“Inhala”) }</text:p>
      <text:p text:style-name="P30">}</text:p>
      <text:p text:style-name="P30"/>
      <text:p text:style-name="P30">class Admin extends Human{}</text:p>
      <text:p text:style-name="P30"/>
      <text:p text:style-name="P30">let admin = new Admin();</text:p>
      <text:p text:style-name="P30"/>
      <text:p text:style-name="P30">console.log(admin.especie);</text:p>
      <text:p text:style-name="P30"><text:soft-page-break/>admin.respirar();</text:p>
      <text:p text:style-name="P30"/>
      <text:p text:style-name="P30"/>
      <text:p text:style-name="P30">class User{</text:p>
      <text:p text:style-name="P30"><text:s text:c="3"/>saludar(){ console.log(“hola usuario”);</text:p>
      <text:p text:style-name="P30">}</text:p>
      <text:p text:style-name="P30"/>
      <text:p text:style-name="P30">class Admin extends User{</text:p>
      <text:p text:style-name="P30"><text:s text:c="3"/>saludar(){</text:p>
      <text:p text:style-name="P30"><text:s text:c="6"/>super.saludar();</text:p>
      <text:p text:style-name="P30"><text:s text:c="6"/>console.log(“hola soy admin”);</text:p>
      <text:p text:style-name="P30"><text:s text:c="3"/>}</text:p>
      <text:p text:style-name="P30">}</text:p>
      <text:p text:style-name="P30"/>
      <text:p text:style-name="P30">let admin = new Admin();</text:p>
      <text:p text:style-name="P30">admin.saludar();</text:p>
      <text:p text:style-name="P30"/>
      <text:p text:style-name="P50">Métodos accesores</text:p>
      <text:p text:style-name="P50"/>
      <text:p text:style-name="P30">class User{</text:p>
      <text:p text:style-name="P30"><text:s text:c="3"/>get nombre(){ return this._nombre; }</text:p>
      <text:p text:style-name="P30"><text:s text:c="3"/>set nombre(){ this._nombre = nombre; }</text:p>
      <text:p text:style-name="P30">}</text:p>
      <text:p text:style-name="P30"/>
      <text:p text:style-name="P30">let user = new User();</text:p>
      <text:p text:style-name="P30">user.nombre = “Pablo”; // setter</text:p>
      <text:p text:style-name="P30">console.log(user.nombre); //getter</text:p>
      <text:p text:style-name="P30"/>
      <text:p text:style-name="P51">Métodos y propiedades estáticas </text:p>
      <text:p text:style-name="P31"/>
      <text:p text:style-name="P31">class Api{</text:p>
      <text:p text:style-name="P31"><text:s text:c="3"/>static ENDPOINT = “localhost:3000”;</text:p>
      <text:p text:style-name="P31"><text:s text:c="3"/>static get(){ return new this() }</text:p>
      <text:p text:style-name="P31"/>
      <text:p text:style-name="P31"><text:s text:c="3"/>name = “hola”;</text:p>
      <text:p text:style-name="P31">}</text:p>
      <text:p text:style-name="P31"/>
      <text:p text:style-name="P31">class User{</text:p>
      <text:p text:style-name="P31"><text:s text:c="3"/>permission = 0;</text:p>
      <text:p text:style-name="P31"><text:s text:c="3"/>static admin(){</text:p>
      <text:p text:style-name="P31"><text:s text:c="6"/>let user = new this();</text:p>
      <text:p text:style-name="P31"><text:s text:c="6"/>user.permission = 5;</text:p>
      <text:p text:style-name="P31"><text:s text:c="6"/>return user;</text:p>
      <text:p text:style-name="P31"><text:s text:c="3"/>}</text:p>
      <text:p text:style-name="P31">}</text:p>
      <text:p text:style-name="P31"><text:soft-page-break/></text:p>
      <text:p text:style-name="P31">console.log( User.admin() )</text:p>
      <text:p text:style-name="P31"/>
      <text:p text:style-name="P63">Prototipos</text:p>
      <text:p text:style-name="P72"><text:span text:style-name="T15">El prototype object es el objeto al que podemos asignar métodos y propiedades que queremos compartir en el prototype chain o cadena de prototipos.</text:span> </text:p>
      <text:p text:style-name="P72"/>
      <text:p text:style-name="P66"><text:span text:style-name="T8">Cuando creamos un objeto de una función usando new, se asigna una propiedad </text:span><text:span text:style-name="Strong_20_Emphasis"><text:span text:style-name="T9">proto</text:span></text:span><text:span text:style-name="T7"> </text:span><text:span text:style-name="T8">que apunta al prototype de la función con la que se creó el objeto, también conocida como función constructora. Esto quiere decir que podemos decir que </text:span><text:span text:style-name="Strong_20_Emphasis"><text:span text:style-name="T9">proto</text:span></text:span><text:span text:style-name="T7"> </text:span><text:span text:style-name="T8">apunta al prototype de la función constructora.</text:span><text:span text:style-name="T16"> </text:span></text:p>
      <text:p text:style-name="P69"/>
      <text:p text:style-name="P69"><text:span text:style-name="T13"> </text:span><text:span text:style-name="T14">Cuando buscamos un método o una propiedad en un objeto, se buscará inicialmente en el objeto y luego en la cadena de prototipos.</text:span> </text:p>
      <text:p text:style-name="P69"/>
      <text:p text:style-name="P75">El último eslabón de la cadena de prototipos es Object.prototype, este objeto es usado para definir métodos que compartan todos los objetos del lenguaje, ya que eventualmente la cadena de prototipos termina aquí.</text:p>
      <text:p text:style-name="P76">El prototipo de una función constructora apunta por defecto al prototype de Object, aunque esto puede ser modificado.</text:p>
      <text:p text:style-name="P77"><text:span text:style-name="T10">Un dato interesante es que cualquier objeto creado con la notación JSON enlaza su propiedad </text:span><text:span text:style-name="Strong_20_Emphasis"><text:span text:style-name="T11">proto</text:span></text:span><text:span text:style-name="T10"> al prototype de la función constructora Ob</text:span><text:span text:style-name="T12">ject.</text:span></text:p>
      <text:p text:style-name="P74">Function Course(title) {this.title=title;}</text:p>
      <text:p text:style-name="P74"/>
      <text:p text:style-name="P74">let javaScript = new Course( “curso profesional de javascript”);</text:p>
      <text:p text:style-name="P74">let ruby = Object.create(javaScript);</text:p>
      <text:p text:style-name="P74"/>
      <text:p text:style-name="P74">ruby.title = “curso de ruby”;</text:p>
      <text:p text:style-name="P74">console.log(ruby);</text:p>
      <text:p text:style-name="P74">console.log(javaScript)</text:p>
      <text:p text:style-name="P68"/>
      <text:p text:style-name="P70">En este caso el objecto ruby no tiene la propiedad title, sino que accede al prototipo del objeto javaScript” que tiene la propiedad.</text:p>
      <text:p text:style-name="P70"/>
      <text:p text:style-name="P73">Callbacks</text:p>
      <text:p text:style-name="P71">Es una función que se pasa como argumento a una operación asíncrona. Con la expectativa de que dicha función sea ejecutada una vez que la operación termine. </text:p>
      <text:p text:style-name="P64">Funciones asincronas<text:span text:style-name="T4"/></text:p>
      <text:p text:style-name="P67">async function suma(valor 1, valor2){<text:span text:style-name="T4"/></text:p>
      <text:p text:style-name="P67"><text:s text:c="3"/>return valor1+valor2;<text:span text:style-name="T4"/></text:p>
      <text:p text:style-name="P67">}<text:span text:style-name="T4"/></text:p>
      <text:p text:style-name="P67"/>
      <text:p text:style-name="P67"><text:tab/><text:span text:style-name="T4"/></text:p>
      <text:p text:style-name="P67">async function calcular(){<text:span text:style-name="T4"/></text:p>
      <text:p text:style-name="P67"><text:s text:c="3"/>return new Promise((resolve,reject=&gt;{<text:span text:style-name="T4"/></text:p>
      <text:p text:style-name="P67"><text:s text:c="6"/>setTimeOut(resolve,400,5)<text:span text:style-name="T4"/></text:p>
      <text:p text:style-name="P67"><text:s text:c="3"/>});<text:span text:style-name="T4"/></text:p>
      <text:p text:style-name="P67">}<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BM Plex Sans" svg:font-family="'IBM Plex San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dm sans" svg:font-family="'dm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7T18:46:42.567000000</meta:creation-date>
    <dc:date>2023-04-23T21:11:01.632000000</dc:date>
    <meta:editing-duration>P1DT3H27M55S</meta:editing-duration>
    <meta:editing-cycles>31</meta:editing-cycles>
    <meta:generator>LibreOffice/7.5.2.2$Windows_X86_64 LibreOffice_project/53bb9681a964705cf672590721dbc85eb4d0c3a2</meta:generator>
    <meta:document-statistic meta:table-count="0" meta:image-count="0" meta:object-count="0" meta:page-count="9" meta:paragraph-count="237" meta:word-count="1016" meta:character-count="7627" meta:non-whitespace-character-count="6568"/>
  </office:meta>
</office:document-meta>
</file>